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4134D146A2E920F.png" manifest:media-type="image/png"/>
  <manifest:file-entry manifest:full-path="Pictures/1000000000000322000000C9DB84D7BDCBCD277E.png" manifest:media-type="image/png"/>
  <manifest:file-entry manifest:full-path="Pictures/10000000000002990000015F176C8E1C1391CFA5.png" manifest:media-type="image/png"/>
  <manifest:file-entry manifest:full-path="Pictures/1000000000000556000003009EBDAE802EC7F0FE.png" manifest:media-type="image/png"/>
  <manifest:file-entry manifest:full-path="Pictures/10000000000003CE00000149BA4D99F4EAFB45C6.png" manifest:media-type="image/png"/>
  <manifest:file-entry manifest:full-path="Pictures/1000000000000212000000A3D0BDA921B4B3F2B2.png" manifest:media-type="image/png"/>
  <manifest:file-entry manifest:full-path="Pictures/100000000000021C0000018C690EF8BBAC89196B.png" manifest:media-type="image/png"/>
  <manifest:file-entry manifest:full-path="Pictures/10000000000003600000024D2A74B14AD08F101B.png" manifest:media-type="image/png"/>
  <manifest:file-entry manifest:full-path="Pictures/1000000000000443000001B1201AB97A0D6CF3D1.png" manifest:media-type="image/png"/>
  <manifest:file-entry manifest:full-path="Pictures/10000000000003DE000001B6D87B7B5D98AC4553.png" manifest:media-type="image/png"/>
  <manifest:file-entry manifest:full-path="Pictures/10000000000002A400000163F6213E09A647B747.png" manifest:media-type="image/png"/>
  <manifest:file-entry manifest:full-path="Pictures/1000000000000556000003004AAFB3D94AD1CBDE.png" manifest:media-type="image/png"/>
  <manifest:file-entry manifest:full-path="Pictures/10000000000003470000016302B00CD35AA2F428.png" manifest:media-type="image/png"/>
  <manifest:file-entry manifest:full-path="Pictures/10000000000001CE0000008C0DA9D8701B4F9C48.png" manifest:media-type="image/png"/>
  <manifest:file-entry manifest:full-path="Pictures/10000000000002B90000011E51BB3A9B5420BB68.png" manifest:media-type="image/png"/>
  <manifest:file-entry manifest:full-path="Pictures/100000000000038100000206F816C6C90BFF2961.png" manifest:media-type="image/png"/>
  <manifest:file-entry manifest:full-path="Pictures/10000000000001410000013EA29C66157516BB40.png" manifest:media-type="image/png"/>
  <manifest:file-entry manifest:full-path="Pictures/100000000000025F00000177B93DAB6B63BD9EF3.png" manifest:media-type="image/png"/>
  <manifest:file-entry manifest:full-path="Pictures/10000000000003520000023C6E555A9AEBC88A91.png" manifest:media-type="image/png"/>
  <manifest:file-entry manifest:full-path="Pictures/100000000000019E0000017951765A5FAE3DD256.png" manifest:media-type="image/png"/>
  <manifest:file-entry manifest:full-path="Pictures/1000000000000133000001374578EF7848CF3C5B.png" manifest:media-type="image/png"/>
  <manifest:file-entry manifest:full-path="Pictures/100000000000014600000135CD256B93D990FAD3.png" manifest:media-type="image/png"/>
  <manifest:file-entry manifest:full-path="Pictures/100000000000013D00000140CEEDCDF31BF99490.png" manifest:media-type="image/png"/>
  <manifest:file-entry manifest:full-path="Pictures/10000000000001AD000000C44A28B5C4657755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1dc8" officeooo:paragraph-rsid="00101dc8"/>
    </style:style>
    <style:style style:name="P2" style:family="paragraph" style:parent-style-name="Standard">
      <style:text-properties fo:language="ru" fo:country="RU" officeooo:rsid="000e98e7" officeooo:paragraph-rsid="000e98e7"/>
    </style:style>
    <style:style style:name="P3" style:family="paragraph" style:parent-style-name="Standard">
      <style:text-properties fo:language="en" fo:country="US" officeooo:rsid="00101dc8" officeooo:paragraph-rsid="00101dc8"/>
    </style:style>
    <style:style style:name="P4" style:family="paragraph" style:parent-style-name="Standard">
      <style:text-properties fo:language="en" fo:country="US" officeooo:rsid="0017b72a" officeooo:paragraph-rsid="0017b72a"/>
    </style:style>
    <style:style style:name="P5" style:family="paragraph" style:parent-style-name="Standard">
      <style:text-properties fo:language="en" fo:country="US" officeooo:rsid="001c0805" officeooo:paragraph-rsid="001c0805"/>
    </style:style>
    <style:style style:name="P6" style:family="paragraph" style:parent-style-name="Standard">
      <style:text-properties fo:language="ru" fo:country="RU" officeooo:rsid="000e98e7" officeooo:paragraph-rsid="000e98e7"/>
    </style:style>
    <style:style style:name="P7" style:family="paragraph" style:parent-style-name="Standard">
      <style:text-properties fo:language="ru" fo:country="RU" officeooo:rsid="001afac2" officeooo:paragraph-rsid="001afac2"/>
    </style:style>
    <style:style style:name="P8" style:family="paragraph" style:parent-style-name="Standard">
      <style:text-properties fo:language="ru" fo:country="RU" officeooo:rsid="001c0805" officeooo:paragraph-rsid="001c0805"/>
    </style:style>
    <style:style style:name="T1" style:family="text">
      <style:text-properties fo:language="en" fo:country="US" officeooo:rsid="00101d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x="0.132cm" svg:y="0.741cm" svg:width="8.939cm" svg:height="4.718cm" draw:z-index="0"><draw:image xlink:href="Pictures/10000000000002990000015F176C8E1C1391CFA5.png" xlink:type="simple" xlink:show="embed" xlink:actuate="onLoad" loext:mime-type="image/png"/></draw:frame>1)</text:p>
      <text:p text:style-name="Standard"/>
      <text:p text:style-name="P1"><draw:frame draw:style-name="fr2" draw:name="Изображение2" text:anchor-type="paragraph" svg:width="11.324cm" svg:height="6.366cm" draw:z-index="1"><draw:image xlink:href="Pictures/1000000000000556000003009EBDAE802EC7F0FE.png" xlink:type="simple" xlink:show="embed" xlink:actuate="onLoad" loext:mime-type="image/png"/></draw:frame></text:p>
      <text:p text:style-name="P1">2)</text:p>
      <text:p text:style-name="P1"/>
      <text:p text:style-name="Standard"><draw:frame draw:style-name="fr2" draw:name="Изображение3" text:anchor-type="paragraph" svg:width="10.687cm" svg:height="6.008cm" draw:z-index="2"><draw:image xlink:href="Pictures/10000000000005560000030084134D146A2E920F.png" xlink:type="simple" xlink:show="embed" xlink:actuate="onLoad" loext:mime-type="image/png"/></draw:frame></text:p>
      <text:p text:style-name="P2"><text:span text:style-name="T1">3) <text:s/></text:span>До</text:p>
      <text:p text:style-name="P2"><draw:frame draw:style-name="fr1" draw:name="Изображение4" text:anchor-type="paragraph" svg:x="2.54cm" svg:y="0cm" svg:width="11.912cm" svg:height="4.023cm" draw:z-index="3"><draw:image xlink:href="Pictures/10000000000003CE00000149BA4D99F4EAFB45C6.png" xlink:type="simple" xlink:show="embed" xlink:actuate="onLoad" loext:mime-type="image/png"/></draw:frame>после</text:p>
      <text:p text:style-name="P2"><text:soft-page-break/></text:p>
      <text:p text:style-name="P2"><draw:frame draw:style-name="fr3" draw:name="Изображение5" text:anchor-type="paragraph" svg:width="12.263cm" svg:height="3.073cm" draw:z-index="4"><draw:image xlink:href="Pictures/1000000000000322000000C9DB84D7BDCBCD277E.png" xlink:type="simple" xlink:show="embed" xlink:actuate="onLoad" loext:mime-type="image/png"/></draw:frame></text:p>
      <text:p text:style-name="P1">4)</text:p>
      <text:p text:style-name="P2"/>
      <text:p text:style-name="P2"><draw:frame draw:style-name="fr2" draw:name="Изображение6" text:anchor-type="paragraph" svg:width="11.404cm" svg:height="7.773cm" draw:z-index="5"><draw:image xlink:href="Pictures/10000000000003600000024D2A74B14AD08F101B.png" xlink:type="simple" xlink:show="embed" xlink:actuate="onLoad" loext:mime-type="image/png"/></draw:frame></text:p>
      <text:p text:style-name="P2"><draw:frame draw:style-name="fr2" draw:name="Изображение7" text:anchor-type="paragraph" svg:width="11.478cm" svg:height="3.531cm" draw:z-index="6"><draw:image xlink:href="Pictures/1000000000000212000000A3D0BDA921B4B3F2B2.png" xlink:type="simple" xlink:show="embed" xlink:actuate="onLoad" loext:mime-type="image/png"/></draw:frame></text:p>
      <text:p text:style-name="P2"><draw:frame draw:style-name="fr2" draw:name="Изображение8" text:anchor-type="paragraph" svg:width="10.649cm" svg:height="4.226cm" draw:z-index="7"><draw:image xlink:href="Pictures/1000000000000443000001B1201AB97A0D6CF3D1.png" xlink:type="simple" xlink:show="embed" xlink:actuate="onLoad" loext:mime-type="image/png"/></draw:frame></text:p>
      <text:p text:style-name="P1">5)</text:p>
      <text:p text:style-name="P1"><draw:frame draw:style-name="fr2" draw:name="Изображение9" text:anchor-type="paragraph" svg:width="11.848cm" svg:height="5.242cm" draw:z-index="8"><draw:image xlink:href="Pictures/10000000000003DE000001B6D87B7B5D98AC4553.png" xlink:type="simple" xlink:show="embed" xlink:actuate="onLoad" loext:mime-type="image/png"/></draw:frame><text:soft-page-break/></text:p>
      <text:p text:style-name="P1"><draw:frame draw:style-name="fr2" draw:name="Изображение10" text:anchor-type="paragraph" svg:width="11.107cm" svg:height="5.833cm" draw:z-index="9"><draw:image xlink:href="Pictures/10000000000002A400000163F6213E09A647B747.png" xlink:type="simple" xlink:show="embed" xlink:actuate="onLoad" loext:mime-type="image/png"/></draw:frame></text:p>
      <text:p text:style-name="P1"><draw:frame draw:style-name="fr2" draw:name="Изображение11" text:anchor-type="paragraph" svg:width="11.425cm" svg:height="8.378cm" draw:z-index="10"><draw:image xlink:href="Pictures/100000000000021C0000018C690EF8BBAC89196B.png" xlink:type="simple" xlink:show="embed" xlink:actuate="onLoad" loext:mime-type="image/x-vclgraphic"/></draw:frame></text:p>
      <text:p text:style-name="P4">6)</text:p>
      <text:p text:style-name="P1"><draw:frame draw:style-name="fr2" draw:name="Изображение12" text:anchor-type="paragraph" svg:width="10.523cm" svg:height="5.916cm" draw:z-index="11"><draw:image xlink:href="Pictures/1000000000000556000003004AAFB3D94AD1CBDE.png" xlink:type="simple" xlink:show="embed" xlink:actuate="onLoad" loext:mime-type="image/x-vclgraphic"/></draw:frame><text:soft-page-break/></text:p>
      <text:p text:style-name="P4"><draw:frame draw:style-name="fr3" draw:name="Изображение13" text:anchor-type="paragraph" svg:width="12.174cm" svg:height="5.152cm" draw:z-index="12"><draw:image xlink:href="Pictures/10000000000003470000016302B00CD35AA2F428.png" xlink:type="simple" xlink:show="embed" xlink:actuate="onLoad" loext:mime-type="image/x-vclgraphic"/></draw:frame><draw:frame draw:style-name="fr1" draw:name="Изображение14" text:anchor-type="paragraph" svg:x="2.845cm" svg:y="5.741cm" svg:width="10.571cm" svg:height="4.337cm" draw:z-index="13"><draw:image xlink:href="Pictures/10000000000002B90000011E51BB3A9B5420BB68.png" xlink:type="simple" xlink:show="embed" xlink:actuate="onLoad" loext:mime-type="image/x-vclgraphic"/></draw:frame></text:p>
      <text:p text:style-name="P4">7)</text:p>
      <text:p text:style-name="P4"><draw:frame draw:style-name="fr3" draw:name="Изображение15" text:anchor-type="paragraph" svg:width="10.169cm" svg:height="5.872cm" draw:z-index="14"><draw:image xlink:href="Pictures/100000000000038100000206F816C6C90BFF2961.png" xlink:type="simple" xlink:show="embed" xlink:actuate="onLoad" loext:mime-type="image/x-vclgraphic"/></draw:frame></text:p>
      <text:p text:style-name="P4"/>
      <text:p text:style-name="P7"><draw:frame draw:style-name="fr1" draw:name="Изображение16" text:anchor-type="paragraph" svg:x="2.708cm" svg:y="-0.106cm" svg:width="10.897cm" svg:height="6.733cm" draw:z-index="15"><draw:image xlink:href="Pictures/100000000000025F00000177B93DAB6B63BD9EF3.png" xlink:type="simple" xlink:show="embed" xlink:actuate="onLoad" loext:mime-type="image/x-vclgraphic"/></draw:frame><draw:frame draw:style-name="fr1" draw:name="Изображение17" text:anchor-type="paragraph" svg:x="3.577cm" svg:y="6.376cm" svg:width="9.848cm" svg:height="6.627cm" draw:z-index="16"><draw:image xlink:href="Pictures/10000000000003520000023C6E555A9AEBC88A91.png" xlink:type="simple" xlink:show="embed" xlink:actuate="onLoad" loext:mime-type="image/x-vclgraphic"/></draw:frame><text:soft-page-break/></text:p>
      <text:p text:style-name="P7"/>
      <text:p text:style-name="P7">8)</text:p>
      <text:p text:style-name="P4"><draw:frame draw:style-name="fr3" draw:name="Изображение18" text:anchor-type="paragraph" svg:width="12.224cm" svg:height="3.704cm" draw:z-index="17"><draw:image xlink:href="Pictures/10000000000001CE0000008C0DA9D8701B4F9C48.png" xlink:type="simple" xlink:show="embed" xlink:actuate="onLoad" loext:mime-type="image/x-vclgraphic"/></draw:frame></text:p>
      <text:p text:style-name="P4"><draw:frame draw:style-name="fr4" draw:name="Изображение19" text:anchor-type="paragraph" svg:width="6.953cm" svg:height="6.331cm" draw:z-index="18"><draw:image xlink:href="Pictures/100000000000019E0000017951765A5FAE3DD256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9)</text:p>
      <text:p text:style-name="P4"/>
      <text:p text:style-name="P4"><draw:frame draw:style-name="fr5" draw:name="Изображение20" text:anchor-type="paragraph" svg:x="1.653cm" svg:y="-0.159cm" svg:width="4.701cm" svg:height="4.763cm" draw:z-index="19"><draw:image xlink:href="Pictures/1000000000000133000001374578EF7848CF3C5B.png" xlink:type="simple" xlink:show="embed" xlink:actuate="onLoad" loext:mime-type="image/x-vclgraphic"/></draw:frame><draw:frame draw:style-name="fr5" draw:name="Изображение21" text:anchor-type="paragraph" svg:x="8.705cm" svg:y="-0.159cm" svg:width="5.306cm" svg:height="5.029cm" draw:z-index="20"><draw:image xlink:href="Pictures/100000000000014600000135CD256B93D990FAD3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Изображение22" text:anchor-type="paragraph" svg:x="1.767cm" svg:y="0.212cm" svg:width="5.022cm" svg:height="4.974cm" draw:z-index="21"><draw:image xlink:href="Pictures/10000000000001410000013EA29C66157516BB40.png" xlink:type="simple" xlink:show="embed" xlink:actuate="onLoad" loext:mime-type="image/x-vclgraphic"/></draw:frame><draw:frame draw:style-name="fr5" draw:name="Изображение23" text:anchor-type="paragraph" svg:x="8.59cm" svg:y="0.132cm" svg:width="5.112cm" svg:height="5.159cm" draw:z-index="22"><draw:image xlink:href="Pictures/100000000000013D00000140CEEDCDF31BF99490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0)</text:p>
      <text:p text:style-name="P5"><draw:frame draw:style-name="fr6" draw:name="Изображение24" text:anchor-type="paragraph" svg:width="8.929cm" svg:height="4.08cm" draw:z-index="23"><draw:image xlink:href="Pictures/10000000000001AD000000C44A28B5C46577552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44S</meta:editing-duration>
    <meta:editing-cycles>5</meta:editing-cycles>
    <meta:generator>LibreOffice/5.4.3.1$Windows_X86_64 LibreOffice_project/32c8895c6cae21571f364dbb059f419a743ee44d</meta:generator>
    <dc:date>2018-03-30T06:57:29.758000000</dc:date>
    <meta:document-statistic meta:table-count="0" meta:image-count="24" meta:object-count="0" meta:page-count="6" meta:paragraph-count="11" meta:word-count="12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